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4D90000007796480440CC1D025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84cm" fo:break-before="auto" fo:break-after="auto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7.408cm"/>
    </style:style>
    <style:style style:name="Procedemento.B" style:family="table-column">
      <style:table-column-properties style:column-width="12.076cm"/>
    </style:style>
    <style:style style:name="Procedemento.1" style:family="table-row">
      <style:table-row-properties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2.432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FreeSans" fo:font-size="12pt" fo:language="gl" fo:country="ES" fo:font-weight="bold" officeooo:rsid="014e8ab7" officeooo:paragraph-rsid="014e8ab7" style:font-size-asian="12pt" style:font-weight-asian="bold" style:font-name-complex="Calibri1" style:font-size-complex="12pt" style:font-weight-complex="bold"/>
    </style:style>
    <style:style style:name="P9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4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54e736" officeooo:paragraph-rsid="027d93dd" style:font-size-asian="12pt" style:font-weight-asian="normal" style:font-name-complex="Calibri1" style:font-size-complex="12pt" style:font-weight-complex="normal"/>
    </style:style>
    <style:style style:name="P15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68ca6d" officeooo:paragraph-rsid="027d93dd" style:font-size-asian="12pt" style:font-weight-asian="normal" style:font-name-complex="Calibri1" style:font-size-complex="12pt" style:font-weight-complex="normal"/>
    </style:style>
    <style:style style:name="P16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2" fo:font-size="12pt" fo:language="gl" fo:country="ES" fo:font-weight="normal" officeooo:rsid="01d4aaa9" officeooo:paragraph-rsid="027d93dd" style:font-size-asian="12pt" style:font-weight-asian="normal" style:font-name-complex="Calibri1" style:font-size-complex="12pt" style:font-weight-complex="normal"/>
    </style:style>
    <style:style style:name="P17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1d4aaa9" officeooo:paragraph-rsid="027d93dd" style:font-size-asian="12pt" style:font-weight-asian="normal" style:font-name-complex="Calibri1" style:font-size-complex="12pt" style:font-weight-complex="normal"/>
    </style:style>
    <style:style style:name="P18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2" fo:font-size="12pt" fo:language="gl" fo:country="ES" fo:font-weight="normal" officeooo:rsid="0246eeba" officeooo:paragraph-rsid="027d93dd" style:font-size-asian="12pt" style:font-weight-asian="normal" style:font-name-complex="Calibri1" style:font-size-complex="12pt" style:font-weight-complex="normal"/>
    </style:style>
    <style:style style:name="P19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399cm"/>
        </style:tab-stops>
      </style:paragraph-properties>
      <style:text-properties fo:color="#000000" style:font-name="Calibri2" fo:font-size="12pt" fo:language="gl" fo:country="ES" fo:font-weight="normal" officeooo:rsid="0246eeba" officeooo:paragraph-rsid="0291ea34" style:font-size-asian="12pt" style:font-weight-asian="normal" style:font-name-complex="Calibri1" style:font-size-complex="12pt" style:font-weight-complex="normal"/>
    </style:style>
    <style:style style:name="P20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399cm"/>
        </style:tab-stops>
      </style:paragraph-properties>
      <style:text-properties fo:color="#000000" style:font-name="Calibri2" fo:font-size="12pt" fo:language="gl" fo:country="ES" fo:font-weight="normal" officeooo:rsid="0246eeba" officeooo:paragraph-rsid="0293689e" style:font-size-asian="12pt" style:font-weight-asian="normal" style:font-name-complex="Calibri1" style:font-size-complex="12pt" style:font-weight-complex="normal"/>
    </style:style>
    <style:style style:name="P21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2f026a" officeooo:paragraph-rsid="027d93dd" style:font-size-asian="12pt" style:font-weight-asian="normal" style:font-name-complex="Calibri1" style:font-size-complex="12pt" style:font-weight-complex="normal"/>
    </style:style>
    <style:style style:name="P22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399cm"/>
        </style:tab-stops>
      </style:paragraph-properties>
      <style:text-properties fo:color="#000000" style:font-name="Calibri2" fo:font-size="12pt" fo:language="gl" fo:country="ES" fo:font-weight="normal" officeooo:rsid="027278af" officeooo:paragraph-rsid="028cb420" style:font-size-asian="12pt" style:font-weight-asian="normal" style:font-name-complex="Calibri1" style:font-size-complex="12pt" style:font-weight-complex="normal"/>
    </style:style>
    <style:style style:name="P23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399cm"/>
        </style:tab-stops>
      </style:paragraph-properties>
      <style:text-properties fo:color="#000000" style:font-name="Calibri2" fo:font-size="12pt" fo:language="gl" fo:country="ES" fo:font-weight="normal" officeooo:rsid="028cb420" officeooo:paragraph-rsid="028cb420" style:font-size-asian="12pt" style:font-weight-asian="normal" style:font-name-complex="Calibri1" style:font-size-complex="12pt" style:font-weight-complex="normal"/>
    </style:style>
    <style:style style:name="P24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399cm"/>
        </style:tab-stops>
      </style:paragraph-properties>
      <style:text-properties fo:color="#000000" style:font-name="Calibri2" fo:font-size="12pt" fo:language="gl" fo:country="ES" fo:font-weight="normal" officeooo:rsid="0294fd7d" officeooo:paragraph-rsid="0293689e" style:font-size-asian="12pt" style:font-weight-asian="normal" style:font-name-complex="Calibri1" style:font-size-complex="12pt" style:font-weight-complex="normal"/>
    </style:style>
    <style:style style:name="P25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officeooo:paragraph-rsid="027d93dd"/>
    </style:style>
    <style:style style:name="P26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officeooo:rsid="0246eeba" officeooo:paragraph-rsid="027d93dd"/>
    </style:style>
    <style:style style:name="P27" style:family="paragraph" style:parent-style-name="Standard" style:list-style-name="L3">
      <style:paragraph-properties fo:margin-top="0cm" fo:margin-bottom="0.0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68ca6d" officeooo:paragraph-rsid="027d93dd" style:font-size-asian="12pt" style:font-weight-asian="normal" style:font-name-complex="Calibri1" style:font-size-complex="12pt" style:font-weight-complex="normal"/>
    </style:style>
    <style:style style:name="P28" style:family="paragraph" style:parent-style-name="Table_20_Contents" style:list-style-name="L1">
      <style:paragraph-properties fo:line-height="100%" fo:text-align="start" style:justify-single-word="false"/>
      <style:text-properties officeooo:rsid="020f9d84" officeooo:paragraph-rsid="0243b290"/>
    </style:style>
    <style:style style:name="P29" style:family="paragraph" style:parent-style-name="Table_20_Contents" style:list-style-name="L1">
      <style:paragraph-properties fo:margin-top="0.275cm" fo:margin-bottom="0.353cm" loext:contextual-spacing="false" fo:line-height="100%" fo:text-align="start" style:justify-single-word="false"/>
      <style:text-properties style:font-name="Liberation Sans" fo:font-size="12pt" fo:language="gl" fo:country="ES" officeooo:rsid="0211215b" officeooo:paragraph-rsid="027d05d2" style:font-size-asian="10.5pt" style:font-size-complex="12pt"/>
    </style:style>
    <style:style style:name="P30" style:family="paragraph" style:parent-style-name="Table_20_Contents" style:list-style-name="L1">
      <style:paragraph-properties fo:margin-top="0.275cm" fo:margin-bottom="0.353cm" loext:contextual-spacing="false" fo:line-height="100%" fo:text-align="start" style:justify-single-word="false"/>
      <style:text-properties style:font-name="Liberation Sans" fo:font-size="12pt" fo:language="gl" fo:country="ES" officeooo:rsid="0208713f" officeooo:paragraph-rsid="028cb420" style:font-size-asian="10.5pt" style:font-size-complex="12pt"/>
    </style:style>
    <style:style style:name="P31" style:family="paragraph" style:parent-style-name="Table_20_Contents" style:list-style-name="L1">
      <style:paragraph-properties fo:margin-top="0.275cm" fo:margin-bottom="0.353cm" loext:contextual-spacing="false" fo:line-height="100%" fo:text-align="start" style:justify-single-word="false"/>
      <style:text-properties style:font-name="Liberation Sans" fo:font-size="12pt" fo:language="gl" fo:country="ES" officeooo:rsid="028cc077" officeooo:paragraph-rsid="028cc077" style:font-size-asian="10.5pt" style:font-size-complex="12pt"/>
    </style:style>
    <style:style style:name="P32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678c17" officeooo:paragraph-rsid="027d05d2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678c17" officeooo:paragraph-rsid="02863d8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65ca2b" officeooo:paragraph-rsid="027d05d2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65ca2b" officeooo:paragraph-rsid="02863d8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2d560b" officeooo:paragraph-rsid="027d05d2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863d89" officeooo:paragraph-rsid="027d05d2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863d89" officeooo:paragraph-rsid="02863d8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9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style:font-name="Calibri2" fo:font-size="12pt" fo:language="gl" fo:country="ES" fo:font-weight="normal" officeooo:rsid="021455ab" style:font-size-asian="12pt" style:font-weight-asian="normal" style:font-name-complex="Calibri1" style:font-size-complex="12pt" style:font-weight-complex="normal"/>
    </style:style>
    <style:style style:name="T3" style:family="text">
      <style:text-properties fo:color="#000000" style:font-name="Calibri2" fo:font-size="12pt" fo:language="gl" fo:country="ES" fo:font-weight="normal" officeooo:rsid="023129e3" style:font-size-asian="12pt" style:font-weight-asian="normal" style:font-name-complex="Calibri1" style:font-size-complex="12pt" style:font-weight-complex="normal"/>
    </style:style>
    <style:style style:name="T4" style:family="text">
      <style:text-properties fo:color="#000000" style:font-name="Calibri2" fo:font-size="12pt" fo:language="gl" fo:country="ES" fo:font-weight="normal" officeooo:rsid="02350bc5" style:font-size-asian="12pt" style:font-weight-asian="normal" style:font-name-complex="Calibri1" style:font-size-complex="12pt" style:font-weight-complex="normal"/>
    </style:style>
    <style:style style:name="T5" style:family="text">
      <style:text-properties fo:color="#000000" style:font-name="Calibri2" fo:font-size="12pt" fo:language="gl" fo:country="ES" fo:font-weight="normal" officeooo:rsid="0245d040" style:font-size-asian="12pt" style:font-weight-asian="normal" style:font-name-complex="Calibri1" style:font-size-complex="12pt" style:font-weight-complex="normal"/>
    </style:style>
    <style:style style:name="T6" style:family="text">
      <style:text-properties fo:color="#000000" style:font-name="Calibri2" fo:font-size="12pt" fo:language="gl" fo:country="ES" fo:font-weight="normal" officeooo:rsid="0206e758" style:font-size-asian="12pt" style:font-weight-asian="normal" style:font-name-complex="Calibri1" style:font-size-complex="12pt" style:font-weight-complex="normal"/>
    </style:style>
    <style:style style:name="T7" style:family="text">
      <style:text-properties fo:color="#000000" style:font-name="Calibri2" fo:font-size="12pt" fo:language="gl" fo:country="ES" fo:font-weight="normal" officeooo:rsid="025145ae" style:font-size-asian="12pt" style:font-weight-asian="normal" style:font-name-complex="Calibri1" style:font-size-complex="12pt" style:font-weight-complex="normal"/>
    </style:style>
    <style:style style:name="T8" style:family="text">
      <style:text-properties fo:color="#000000" style:font-name="Calibri2" fo:font-size="12pt" fo:language="gl" fo:country="ES" fo:font-weight="normal" officeooo:rsid="0257473d" style:font-size-asian="12pt" style:font-weight-asian="normal" style:font-name-complex="Calibri1" style:font-size-complex="12pt" style:font-weight-complex="normal"/>
    </style:style>
    <style:style style:name="T9" style:family="text">
      <style:text-properties fo:color="#000000" style:font-name="Calibri2" fo:font-size="12pt" fo:language="gl" fo:country="ES" fo:font-weight="normal" officeooo:rsid="0258eb56" style:font-size-asian="12pt" style:font-weight-asian="normal" style:font-name-complex="Calibri1" style:font-size-complex="12pt" style:font-weight-complex="normal"/>
    </style:style>
    <style:style style:name="T10" style:family="text">
      <style:text-properties fo:color="#000000" style:font-name="Calibri2" fo:font-size="12pt" fo:language="gl" fo:country="ES" fo:font-weight="normal" officeooo:rsid="026ed8b7" style:font-size-asian="12pt" style:font-weight-asian="normal" style:font-name-complex="Calibri1" style:font-size-complex="12pt" style:font-weight-complex="normal"/>
    </style:style>
    <style:style style:name="T11" style:family="text">
      <style:text-properties fo:color="#000000" style:font-name="Calibri2" fo:font-size="12pt" fo:language="gl" fo:country="ES" fo:font-weight="normal" officeooo:rsid="028adbbe" style:font-size-asian="12pt" style:font-weight-asian="normal" style:font-name-complex="Calibri1" style:font-size-complex="12pt" style:font-weight-complex="normal"/>
    </style:style>
    <style:style style:name="T12" style:family="text">
      <style:text-properties fo:color="#000000" style:font-name="Calibri2" fo:font-size="12pt" fo:language="gl" fo:country="ES" fo:font-weight="normal" officeooo:rsid="028cb420" style:font-size-asian="12pt" style:font-weight-asian="normal" style:font-name-complex="Calibri1" style:font-size-complex="12pt" style:font-weight-complex="normal"/>
    </style:style>
    <style:style style:name="T13" style:family="text">
      <style:text-properties fo:color="#000000" style:font-name="Calibri2" fo:font-size="12pt" fo:language="gl" fo:country="ES" fo:font-weight="normal" officeooo:rsid="028e74db" style:font-size-asian="12pt" style:font-weight-asian="normal" style:font-name-complex="Calibri1" style:font-size-complex="12pt" style:font-weight-complex="normal"/>
    </style:style>
    <style:style style:name="T14" style:family="text">
      <style:text-properties fo:color="#000000" style:font-name="Calibri2" fo:font-size="12pt" fo:language="gl" fo:country="ES" fo:font-weight="normal" officeooo:rsid="029083bb" style:font-size-asian="12pt" style:font-weight-asian="normal" style:font-name-complex="Calibri1" style:font-size-complex="12pt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13c0135" style:font-weight-asian="normal" style:font-weight-complex="normal"/>
    </style:style>
    <style:style style:name="T17" style:family="text">
      <style:text-properties style:text-outline="false" style:text-line-through-style="none" style:text-line-through-type="none" style:font-name="Calibri2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18" style:family="text">
      <style:text-properties style:font-name="Liberation Sans" fo:font-size="12pt" fo:language="gl" fo:country="ES" officeooo:rsid="0211215b" style:font-size-asian="10.5pt" style:font-size-complex="12pt"/>
    </style:style>
    <style:style style:name="T19" style:family="text">
      <style:text-properties style:font-name="Liberation Sans" fo:font-size="12pt" fo:language="gl" fo:country="ES" officeooo:rsid="01bc2cda" style:font-size-asian="10.5pt" style:font-size-complex="12pt"/>
    </style:style>
    <style:style style:name="T20" style:family="text">
      <style:text-properties style:font-name="Liberation Sans" fo:font-size="12pt" fo:language="gl" fo:country="ES" officeooo:rsid="0243b290" style:font-size-asian="10.5pt" style:font-size-complex="12pt"/>
    </style:style>
    <style:style style:name="T21" style:family="text">
      <style:text-properties officeooo:rsid="0243b290"/>
    </style:style>
    <style:style style:name="T22" style:family="text">
      <style:text-properties officeooo:rsid="02546edb"/>
    </style:style>
    <style:style style:name="T23" style:family="text">
      <style:text-properties officeooo:rsid="01d4aaa9"/>
    </style:style>
    <style:style style:name="T24" style:family="text">
      <style:text-properties officeooo:rsid="027d05d2"/>
    </style:style>
    <style:style style:name="T25" style:family="text">
      <style:text-properties officeooo:rsid="026ed8b7"/>
    </style:style>
    <style:style style:name="T26" style:family="text">
      <style:text-properties officeooo:rsid="0268ca6d"/>
    </style:style>
    <style:style style:name="T27" style:family="text">
      <style:text-properties officeooo:rsid="026ffb3b"/>
    </style:style>
    <style:style style:name="T28" style:family="text">
      <style:text-properties officeooo:rsid="02600ff1"/>
    </style:style>
    <style:style style:name="T29" style:family="text">
      <style:text-properties officeooo:rsid="026d9387"/>
    </style:style>
    <style:style style:name="T30" style:family="text">
      <style:text-properties officeooo:rsid="027e7ef3"/>
    </style:style>
    <style:style style:name="T31" style:family="text">
      <style:text-properties officeooo:rsid="02848f41"/>
    </style:style>
    <style:style style:name="T32" style:family="text">
      <style:text-properties officeooo:rsid="02863d89"/>
    </style:style>
    <style:style style:name="T33" style:family="text">
      <style:text-properties officeooo:rsid="02896b45"/>
    </style:style>
    <style:style style:name="T34" style:family="text">
      <style:text-properties officeooo:rsid="028a9af3"/>
    </style:style>
    <style:style style:name="T35" style:family="text">
      <style:text-properties officeooo:rsid="028adbbe"/>
    </style:style>
    <style:style style:name="T36" style:family="text">
      <style:text-properties style:font-size-asian="12pt"/>
    </style:style>
    <style:style style:name="T37" style:family="text">
      <style:text-properties officeooo:rsid="025124f4" style:font-size-asian="12pt"/>
    </style:style>
    <style:style style:name="T38" style:family="text">
      <style:text-properties officeooo:rsid="0211215b" style:font-size-asian="12pt"/>
    </style:style>
    <style:style style:name="T39" style:family="text">
      <style:text-properties officeooo:rsid="028cb420" style:font-size-asian="12pt"/>
    </style:style>
    <style:style style:name="T40" style:family="text">
      <style:text-properties officeooo:rsid="0298fd3a"/>
    </style:style>
    <style:style style:name="T41" style:family="text">
      <style:text-properties officeooo:rsid="02991a98"/>
    </style:style>
    <style:style style:name="T42" style:family="text">
      <style:text-properties officeooo:rsid="0299ab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Lista azul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2">TALLER MME – PRÁCTICA <text:span text:style-name="T21">28 – Xenérica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1">NÚMERO DE GRUPO</text:p>
          </table:table-cell>
          <table:table-cell table:style-name="IntegrantesGrupo.B2" office:value-type="string">
            <text:p text:style-name="P10">FUNCIÓNS</text:p>
          </table:table-cell>
          <table:table-cell table:style-name="IntegrantesGrupo.C2" office:value-type="string">
            <text:p text:style-name="P9">Apelidos, Nome</text:p>
          </table:table-cell>
        </table:table-row>
        <table:table-row>
          <table:table-cell table:style-name="IntegrantesGrupo.A5" table:number-rows-spanned="3" office:value-type="string">
            <text:p text:style-name="P3"><draw:custom-shape text:anchor-type="paragraph" draw:z-index="0" draw:name="Forma1" draw:style-name="gr1" draw:text-style-name="P39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15"><text:s/>Responsable</text:span> <text:span text:style-name="T16">D</text:span><text:span text:style-name="T15">ocumentación:</text:span></text:p>
          </table:table-cell>
          <table:table-cell table:style-name="IntegrantesGrupo.C5">
            <text:p text:style-name="P6"/>
          </table:table-cell>
        </table:table-row>
      </table:table>
      <table:table table:name="Procedemento" table:style-name="Procedemento" table:template-name="Columnas simple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3">Práctica: <text:span text:style-name="T31">Clonación disco a disco.</text:span></text:p>
          </table:table-cell>
        </table:table-row>
        <table:table-row table:style-name="Procedemento.2">
          <table:table-cell table:style-name="Procedemento.A2" office:value-type="string">
            <text:list xml:id="list1009502984" text:style-name="L1">
              <text:list-item>
                <text:p text:style-name="P28"><text:span text:style-name="T18">[</text:span><text:span text:style-name="T20">1]</text:span><text:span text:style-name="T18"> </text:span><text:span text:style-name="T19">USB</text:span><text:span text:style-name="T18"> (material que posúe o grupo)</text:span></text:p>
              </text:list-item>
              <text:list-item>
                <text:p text:style-name="P29">[<text:span text:style-name="T31">2</text:span>] Disco duro <text:span text:style-name="T40">SSD</text:span> (<text:span text:style-name="T40">material que posúe o grupo</text:span>)</text:p>
              </text:list-item>
              <text:list-item>
                <text:p text:style-name="P30"><text:span text:style-name="T37">[</text:span><text:span text:style-name="T39">3</text:span><text:span text:style-name="T37">] </text:span><text:a xlink:type="simple" xlink:href="https://rufus.ie/" text:style-name="Internet_20_link" text:visited-style-name="Visited_20_Internet_20_Link"><text:span text:style-name="T36">Rufus</text:span></text:a><text:span text:style-name="T38">/</text:span><text:a xlink:type="simple" xlink:href="https://unetbootin.github.io/" text:style-name="Internet_20_link" text:visited-style-name="Visited_20_Internet_20_Link"><text:span text:style-name="T36">Unetbootin</text:span></text:a></text:p>
              </text:list-item>
              <text:list-item>
                <text:p text:style-name="P31"><text:span text:style-name="T36">[4] </text:span><text:a xlink:type="simple" xlink:href="https://manuais.iessanclemente.net/index.php/Exemplos_de_funcionamento_de_Clonezilla" text:style-name="Internet_20_link" text:visited-style-name="Visited_20_Internet_20_Link"><text:span text:style-name="T36">Exemplos de funcionamento de Clonezilla</text:span></text:a></text:p>
              </text:list-item>
            </text:list>
          </table:table-cell>
          <table:table-cell table:style-name="Procedemento.A2" office:value-type="string">
            <text:list xml:id="list2389845134" text:style-name="L2">
              <text:list-item>
                <text:p text:style-name="P32">Conectar o disco <text:span text:style-name="T31">co arranque dual (GNU/Linux + Windows)</text:span> en SATA-<text:span text:style-name="T31">0</text:span></text:p>
              </text:list-item>
              <text:list-item>
                <text:p text:style-name="P34">Conectar <text:span text:style-name="T41">o</text:span> disco duro <text:span text:style-name="T41">SSD</text:span> en SATA-<text:span text:style-name="T32">1</text:span></text:p>
              </text:list-item>
              <text:list-item>
                <text:p text:style-name="P34">Comprobar arranque do<text:span text:style-name="T24">s</text:span> S<text:span text:style-name="T24">S</text:span>O<text:span text:style-name="T24">O: GNU/Linux e Windows </text:span></text:p>
              </text:list-item>
              <text:list-item>
                <text:p text:style-name="P36">Utilizar/Crear USB arrancable <text:span text:style-name="T32">Clonezilla (ubcd)</text:span></text:p>
              </text:list-item>
              <text:list-item>
                <text:p text:style-name="P36">Arrancar mediante USB</text:p>
              </text:list-item>
              <text:list-item>
                <text:p text:style-name="P37">Clonar o disco SATA-0 en SATA-1</text:p>
              </text:list-item>
              <text:list-item>
                <text:p text:style-name="P38">Desconectar o disco SATA-0</text:p>
              </text:list-item>
              <text:list-item>
                <text:p text:style-name="P33">Conectar o disco <text:span text:style-name="T32">SATA-1 en SATA-0</text:span></text:p>
              </text:list-item>
              <text:list-item>
                <text:p text:style-name="P35">Comprobar arranque do<text:span text:style-name="T24">s</text:span> S<text:span text:style-name="T24">S</text:span>O<text:span text:style-name="T24">O: GNU/Linux e Windows</text:span></text:p>
              </text:list-item>
            </text:list>
          </table:table-cell>
        </table:table-row>
      </table:table>
      <text:p text:style-name="P8"/>
      <text:p text:style-name="P8">Procedemento:<text:span text:style-name="T17"> </text:span></text:p>
      <text:list xml:id="list218740355" text:style-name="L3">
        <text:list-item>
          <text:p text:style-name="P14">Conectar <text:span text:style-name="T26">2 discos duros na placa base:</text:span></text:p>
          <text:list>
            <text:list-item>
              <text:p text:style-name="P27">O disco duro <text:span text:style-name="T33">co arranque dual (GNU/Linux e Windows) </text:span>conectalo en SATA-<text:span text:style-name="T33">0</text:span></text:p>
            </text:list-item>
            <text:list-item>
              <text:p text:style-name="P15">O <text:span text:style-name="T42">disco duro SSD</text:span> [<text:span text:style-name="T34">2</text:span>] conectalo en SATA-<text:span text:style-name="T34">1. Este disco debe ter tamaño igual ou superior ao conectado en SATA-0.</text:span></text:p>
            </text:list-item>
          </text:list>
        </text:list-item>
        <text:list-item>
          <text:p text:style-name="P14">Verificar na BIOS(F2) a súa identificación.</text:p>
        </text:list-item>
        <text:list-item>
          <text:p text:style-name="P16">Modificar a BIOS <text:span text:style-name="T27">ou F12(Boot Menú)</text:span> para <text:span text:style-name="T22">que o primeiro dispositivo de arranque sexa o disco duro.</text:span></text:p>
        </text:list-item>
        <text:list-item>
          <text:p text:style-name="P18">Comprobar o correcto arranque do<text:span text:style-name="T30">s</text:span> sistema<text:span text:style-name="T30">s</text:span> operativo<text:span text:style-name="T30">s</text:span> instalado<text:span text:style-name="T30">s</text:span>. <text:span text:style-name="T23">(Avisar ao docente para revisión).</text:span></text:p>
        </text:list-item>
        <text:list-item>
          <text:p text:style-name="P21">Conectar USB[<text:span text:style-name="T35">1</text:span>] en calquera <text:span text:style-name="T28">porto</text:span> USB da placa base.</text:p>
        </text:list-item>
        <text:list-item>
          <text:p text:style-name="P17">Identificación dese USB na BIOS(F2). </text:p>
        </text:list-item>
        <text:list-item>
          <text:p text:style-name="P17">Modificar a BIOS <text:span text:style-name="T29">ou F12 (Boot Menú) </text:span>para <text:span text:style-name="T29">que o primeiro dispositivo de arranque sexa o USB.</text:span></text:p>
        </text:list-item>
        <text:list-item>
          <text:p text:style-name="P25"><text:span text:style-name="T6">Crear no USB [</text:span><text:span text:style-name="T11">1</text:span><text:span text:style-name="T6">] un USB arrancable </text:span><text:span text:style-name="T4">mediante Rufus ou Unetbootin </text:span><text:span text:style-name="T8">[</text:span><text:span text:style-name="T11">3</text:span><text:span text:style-name="T8">]</text:span><text:span text:style-name="T2"> </text:span><text:span text:style-name="T7">c</text:span><text:span text:style-name="T9">oa</text:span><text:span text:style-name="T4"> ISO </text:span><text:span text:style-name="T11">Clonezilla Live ou ubcd</text:span></text:p>
        </text:list-item>
        <text:list-item>
          <text:p text:style-name="P25"><text:span text:style-name="T3">Arrancar co USB [</text:span><text:span text:style-name="T12">1</text:span><text:span text:style-name="T3">]</text:span></text:p>
        </text:list-item>
        <text:list-item>
          <text:p text:style-name="P26"><text:span text:style-name="T5"><text:s/></text:span><text:span text:style-name="T10">Escoller a</text:span><text:span text:style-name="T12">s</text:span><text:span text:style-name="T10"> opción</text:span><text:span text:style-name="T12">s</text:span><text:span text:style-name="T10"> correspondente</text:span><text:span text:style-name="T12">s</text:span><text:span text:style-name="T10"> que permita</text:span><text:span text:style-name="T12">n clonar o disco duro SATA-0 en SATA-1 </text:span><text:span text:style-name="T14">(Revisar a ligazón </text:span><text:span text:style-name="T13">[4]</text:span><text:span text:style-name="T14">)</text:span><text:span text:style-name="T12">. (</text:span><text:span text:style-name="T10">Avisar ao docente para revisión)</text:span></text:p>
        </text:list-item>
        <text:list-item>
          <text:p text:style-name="P22"><text:span text:style-name="T25">D</text:span>eixar conectado soamente un disco duro:</text:p>
          <text:list>
            <text:list-item>
              <text:p text:style-name="P23">Desconectar o disco SATA-0</text:p>
            </text:list-item>
            <text:list-item>
              <text:p text:style-name="P23">Conectar o disco SATA-1 en SATA-0</text:p>
            </text:list-item>
          </text:list>
        </text:list-item>
        <text:list-item>
          <text:p text:style-name="P19">Comprobar o correcto arranque do<text:span text:style-name="T30">s</text:span> sistema<text:span text:style-name="T30">s</text:span> operativo<text:span text:style-name="T30">s</text:span> instalado<text:span text:style-name="T30">s</text:span>. <text:span text:style-name="T23">(Avisar ao docente para revisión). Que acontece? A que é debido?</text:span></text:p>
        </text:list-item>
        <text:list-item>
          <text:p text:style-name="P24"><text:soft-page-break/>Conectar agora este disco en SATA-1. Deixar SATA-0 sen conectar.</text:p>
        </text:list-item>
        <text:list-item>
          <text:p text:style-name="P20">Comprobar o correcto arranque do<text:span text:style-name="T30">s</text:span> sistema<text:span text:style-name="T30">s</text:span> operativo<text:span text:style-name="T30">s</text:span> instalado<text:span text:style-name="T30">s</text:span>. <text:span text:style-name="T23">(Avisar ao docente para revisión). Que acontece? A que é debido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Lista_20_azul.1" style:display-name="Lista azul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2" style:display-name="Lista azul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3" style:display-name="Lista azul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4" style:display-name="Lista azul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5" style:display-name="Lista azul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6" style:display-name="Lista azul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7" style:display-name="Lista azul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8" style:display-name="Lista azul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9" style:display-name="Lista azul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0" style:display-name="Lista azul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1" style:display-name="Lista azul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2" style:display-name="Lista azul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3" style:display-name="Lista azul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4" style:display-name="Lista azul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5" style:display-name="Lista azul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6" style:display-name="Lista azul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Columnas_20_simples.1" style:display-name="Columnas simple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2" style:display-name="Columnas simple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3" style:display-name="Columnas simple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4" style:display-name="Columnas simple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5" style:display-name="Columnas simple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6" style:display-name="Columnas simple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7" style:display-name="Columnas simple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8" style:display-name="Columnas simple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9" style:display-name="Columnas simple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0" style:display-name="Columnas simple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1" style:display-name="Columnas simple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2" style:display-name="Columnas simple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3" style:display-name="Columnas simple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4" style:display-name="Columnas simple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5" style:display-name="Columnas simple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6" style:display-name="Columnas simple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Lista_20_azul.1"/>
      <table:last-row table:style-name="Lista_20_azul.2"/>
      <table:first-column table:style-name="Lista_20_azul.3"/>
      <table:last-column table:style-name="Lista_20_azul.4"/>
      <table:body table:style-name="Lista_20_azul.9"/>
      <table:even-rows table:style-name="Lista_20_azul.5"/>
      <table:odd-rows table:style-name="Lista_20_azul.6"/>
      <table:even-columns table:style-name="Lista_20_azul.7"/>
      <table:odd-columns table:style-name="Lista_20_azul.8"/>
      <table:background table:style-name="Lista_20_azul.10"/>
      <loext:first-row-even-column table:style-name="Lista_20_azul.15"/>
      <loext:last-row-even-column table:style-name="Lista_20_azul.16"/>
      <loext:first-row-end-column table:style-name="Lista_20_azul.12"/>
      <loext:first-row-start-column table:style-name="Lista_20_azul.11"/>
      <loext:last-row-end-column table:style-name="Lista_20_azul.14"/>
      <loext:last-row-start-column table:style-name="Lista_20_azul.13"/>
    </table:table-template>
    <table:table-template table:name="Simple Grid Columns" table:first-row-end-column="row" table:first-row-start-column="row" table:last-row-end-column="row" table:last-row-start-column="column">
      <table:first-row table:style-name="Columnas_20_simples.1"/>
      <table:last-row table:style-name="Columnas_20_simples.2"/>
      <table:first-column table:style-name="Columnas_20_simples.3"/>
      <table:last-column table:style-name="Columnas_20_simples.4"/>
      <table:body table:style-name="Columnas_20_simples.9"/>
      <table:even-rows table:style-name="Columnas_20_simples.5"/>
      <table:odd-rows table:style-name="Columnas_20_simples.6"/>
      <table:even-columns table:style-name="Columnas_20_simples.7"/>
      <table:odd-columns table:style-name="Columnas_20_simples.8"/>
      <table:background table:style-name="Columnas_20_simples.10"/>
      <loext:first-row-even-column table:style-name="Columnas_20_simples.15"/>
      <loext:last-row-even-column table:style-name="Columnas_20_simples.16"/>
      <loext:first-row-end-column table:style-name="Columnas_20_simples.12"/>
      <loext:first-row-start-column table:style-name="Columnas_20_simples.11"/>
      <loext:last-row-end-column table:style-name="Columnas_20_simples.14"/>
      <loext:last-row-start-column table:style-name="Columnas_20_simple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Pá<text:span text:style-name="MT1">x</text:span>ina <text:page-number text:select-page="current">2</text:page-number><text:s/>de <text:page-count>2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1"><draw:image xlink:href="Pictures/10000000000004D90000007796480440CC1D0252.png" xlink:type="simple" xlink:show="embed" xlink:actuate="onLoad" loext:mime-type="image/png"/></draw:frame></draw:a></text:p>
      </style:footer>
      <loext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2"><draw:image xlink:href="Pictures/10000000000004D90000007796480440CC1D0252.png" xlink:type="simple" xlink:show="embed" xlink:actuate="onLoad" loext:mime-type="image/png"/></draw:frame></draw:a>Pá<text:span text:style-name="MT1">x</text:span>ina <text:page-number text:select-page="current">1</text:page-number><text:s/>de <text:page-count>2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27</meta:editing-cycles>
    <meta:creation-date>2019-11-09T13:25:03.151138236</meta:creation-date>
    <meta:editing-duration>PT11H22M5S</meta:editing-duration>
    <meta:generator>LibreOffice/6.1.5.2$Linux_X86_64 LibreOffice_project/10$Build-2</meta:generator>
    <dc:subject>Práctica 28 - Xenérica</dc:subject>
    <dc:title>Taller - MME</dc:title>
    <dc:date>2020-03-14T00:52:27.291415167</dc:date>
    <meta:document-statistic meta:table-count="2" meta:image-count="2" meta:object-count="0" meta:page-count="2" meta:paragraph-count="43" meta:word-count="357" meta:character-count="2143" meta:non-whitespace-character-count="185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